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9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P12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fo:font-size="8pt" style:font-size-asian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/>
    <style:style style:name="T15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7202389354240" text:id="ct10720238935424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7202389405696" text:id="ct10720238940569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7202387362880" text:id="ct10720238736288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7202389456960" text:id="ct107202389456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19931008" text:id="ct10555311993100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19919488" text:id="ct10555311991948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7202389354240"/><text:change-start text:change-id="ct107202389405696"/>Adopt<text:change-end text:change-id="ct107202389405696"/>ed<text:change-start text:change-id="ct107202387362880"/> as a <text:change-end text:change-id="ct107202387362880"/>NMRA <text:change-start text:change-id="ct107202389456960"/>Standard<text:change-end text:change-id="ct107202389456960"/></text:h>
      </text:section>
      <text:p text:style-name="Standard">The OpenLCB Standard document appended to this cover sheet has been formally adopted as a NMRA Standard by the NMRA Board of Directors on the date shown in the <text:span text:style-name="T13">Adopted</text:span> column in the <text:span text:style-name="T12">Version History</text:span> table below.</text:p>
      <text:h text:style-name="Heading_20_1" text:outline-level="1"><text:change text:change-id="ct105553119931008"/><text:change-start text:change-id="ct105553119919488"/>Version History<text:change-end text:change-id="ct10555311991948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Sep 17, 2010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prepared for Feb-2011 NMRA BoD meeting.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>Jun 11, 2012</text:span></text:span></text:p>
          </table:table-cell>
          <table:table-cell table:style-name="Table2.A2" office:value-type="string">
            <text:p text:style-name="Table_20_Contents">Aug 2, 2012</text:p>
          </table:table-cell>
          <table:table-cell table:style-name="Table2.C2" office:value-type="string">
            <text:p text:style-name="Table_20_Contents">Changes from <text:s/>Feb-2011, Jul-2011 &amp; Feb 2012 NMRA BoD meetings and community feedback. Formatting changes to facilitate adding a cover sheet and date disambiguation.</text:p>
          </table:table-cell>
        </table:table-row>
        <table:table-row>
          <table:table-cell table:style-name="Table2.A2" office:value-type="string">
            <text:p text:style-name="Table_20_Contents">Feb 17, 2015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Changed title to “Layout Command Control”</text:p>
            <text:p text:style-name="Table_20_Contents">Changed document numbering and file nam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margin-top="0cm" fo:margin-bottom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7.851cm" style:rel-column-width="30438*"/>
    </style:style>
    <style:style style:name="Table1.B" style:family="table-column">
      <style:table-column-properties style:column-width="0.115cm" style:rel-column-width="444*"/>
    </style:style>
    <style:style style:name="Table1.C" style:family="table-column">
      <style:table-column-properties style:column-width="5.376cm" style:rel-column-width="20844*"/>
    </style:style>
    <style:style style:name="Table1.D" style:family="table-column">
      <style:table-column-properties style:column-width="3.561cm" style:rel-column-width="138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use-window-font-color="true" style:font-name="Helvetica-Bold" fo:font-size="24pt" fo:font-weight="bold" style:font-name-asian="Helvetica-Bold" style:font-size-asian="24pt" style:font-weight-asian="bold" style:font-name-complex="Helvetica-Bold" style:font-size-complex="24pt" style:font-weight-complex="bold"/>
    </style:style>
    <style:style style:name="MP11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Footer">
      <style:paragraph-properties style:snap-to-layout-grid="false">
        <style:tab-stops>
          <style:tab-stop style:position="7.62cm" style:type="center"/>
          <style:tab-stop style:position="16.51cm" style:type="right"/>
        </style:tab-stops>
      </style:paragraph-properties>
      <style:text-properties style:use-window-font-color="true" style:font-name="ArialMT" fo:font-size="14pt" fo:font-weight="bold" style:font-name-asian="ArialMT" style:font-size-asian="14pt" style:font-weight-asian="bold" style:font-name-complex="ArialMT" style:font-size-complex="14pt" style:font-weight-complex="bold"/>
    </style:style>
    <style:style style:name="MP14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4pt" fo:font-weight="bold" style:font-name-asian="Helvetica-Bold" style:font-size-asian="14pt" style:font-weight-asian="bold" style:font-name-complex="Helvetica-Bold" style:font-size-complex="14pt" style:font-weight-complex="bold"/>
    </style:style>
    <style:style style:name="MP16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/>
    <style:style style:name="MT10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3:53:09" text:date-adjust="PT1440H00M00S">18 Apr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06652633574336" text:id="ct106652633574336">
            <text:deletion>
              <office:change-info>
                <dc:creator>Bob Jacobsen</dc:creator>
                <dc:date>2010-10-06T22:58:00</dc:date>
              </office:change-info>
              <text:p text:style-name="MP10">N</text:p>
            </text:deletion>
          </text:changed-region>
          <text:changed-region xml:id="ct106652633606208" text:id="ct106652633606208">
            <text:deletion>
              <office:change-info>
                <dc:creator>Alex Shepherd</dc:creator>
                <dc:date>2012-05-28T01:11:00</dc:date>
              </office:change-info>
              <text:p text:style-name="MP13"><text:span text:style-name="Page_20_Number">17/09/10</text:span></text:p>
            </text:deletion>
          </text:changed-region>
          <text:changed-region xml:id="ct106652631445120" text:id="ct106652631445120">
            <text:deletion>
              <office:change-info>
                <dc:creator>Bob Jacobsen</dc:creator>
                <dc:date>2010-10-07T18:01:00</dc:date>
              </office:change-info>
              <text:p text:style-name="MP13"><text:span text:style-name="Page_20_Number"><text:date style:data-style-name="N106" text:date-value="2015-02-17T23:53:09">2/17/2015</text:date></text:span></text:p>
            </text:deletion>
          </text:changed-region>
          <text:changed-region xml:id="ct106652633604672" text:id="ct106652633604672">
            <text:deletion>
              <office:change-info>
                <dc:creator>Alex Shepherd</dc:creator>
                <dc:date>2012-05-28T01:12:00</dc:date>
              </office:change-info>
              <text:p text:style-name="MP15">Draft </text:p>
            </text:deletion>
          </text:changed-region>
          <text:changed-region xml:id="ct106652631499072" text:id="ct106652631499072">
            <text:deletion>
              <office:change-info>
                <dc:creator>Alex Shepherd</dc:creator>
                <dc:date>2012-05-28T01:11:00</dc:date>
              </office:change-info>
              <text:p text:style-name="MP15">x</text:p>
            </text:deletion>
          </text:changed-region>
          <text:changed-region xml:id="ct106652633618880" text:id="ct106652633618880">
            <text:insertion>
              <office:change-info>
                <dc:creator>Alex Shepherd</dc:creator>
                <dc:date>2012-05-28T01:11:00</dc:date>
              </office:change-info>
            </text:insertion>
          </text:changed-region>
        </text:tracked-changes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</text:span><text:change text:change-id="ct106652633574336"/><text:span text:style-name="MT6">ontrol</text:span><text:span text:style-name="MT7">®</text:span><text:span text:style-name="MT6"> (LCC)</text:span><text:span text:style-name="MT8"> </text:span></text:p>
              <text:p text:style-name="MP11">CAN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2"><text:change text:change-id="ct106652633606208"/><text:change text:change-id="ct106652631445120"/><text:span text:style-name="Page_20_Number"><text:span text:style-name="MT10">Feb 17, 2015</text:span></text:span></text:p>
            </table:table-cell>
            <table:table-cell table:style-name="Table1.C1" office:value-type="string">
              <text:p text:style-name="MP14"><text:change text:change-id="ct106652633604672"/><text:span text:style-name="MT11">9.</text:span><text:change text:change-id="ct106652631499072"/><text:change-start text:change-id="ct106652633618880"/><text:span text:style-name="MT11">7</text:span><text:change-end text:change-id="ct106652633618880"/><text:span text:style-name="MT11">.1.1-TN</text:span></text:p>
            </table:table-cell>
          </table:table-row>
        </table:table>
        <text:p text:style-name="Header"/>
      </style:header>
      <style:footer>
        <text:p text:style-name="MP16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9H33M8S</meta:editing-duration>
    <meta:generator>OpenOffice/4.1.0$Unix OpenOffice.org_project/410m18$Build-9764</meta:generator>
    <dc:date>2015-02-17T23:53:09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27" meta:word-count="138" meta:character-count="858"/>
  </office:meta>
</office:document-meta>
</file>